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ews Gothic Condensed" svg:font-family="'News Gothic Condense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All civilian workers</text:p>
          </table:table-cell>
          <table:table-cell table:style-name="Default" office:value-type="string" calcext:value-type="string">
            <text:p>Men 20 years and over</text:p>
          </table:table-cell>
          <table:table-cell table:style-name="Default" office:value-type="string" calcext:value-type="string">
            <text:p>Women 20 years and over</text:p>
          </table:table-cell>
        </table:table-row>
        <table:table-row table:style-name="ro2">
          <table:table-cell table:formula="of:=1948" office:value-type="float" office:value="1948" calcext:value-type="float">
            <text:p>1948</text:p>
          </table:table-cell>
          <table:table-cell office:value-type="float" office:value="58343" calcext:value-type="float">
            <text:p>58343</text:p>
          </table:table-cell>
          <table:table-cell office:value-type="float" office:value="39382" calcext:value-type="float">
            <text:p>39382</text:p>
          </table:table-cell>
          <table:table-cell office:value-type="float" office:value="14936" calcext:value-type="float">
            <text:p>14936</text:p>
          </table:table-cell>
        </table:table-row>
        <table:table-row table:style-name="ro2">
          <table:table-cell table:formula="of:=[.A2]+1" office:value-type="float" office:value="1949" calcext:value-type="float">
            <text:p>1949</text:p>
          </table:table-cell>
          <table:table-cell office:value-type="float" office:value="57651" calcext:value-type="float">
            <text:p>57651</text:p>
          </table:table-cell>
          <table:table-cell office:value-type="float" office:value="38803" calcext:value-type="float">
            <text:p>38803</text:p>
          </table:table-cell>
          <table:table-cell office:value-type="float" office:value="15137" calcext:value-type="float">
            <text:p>15137</text:p>
          </table:table-cell>
        </table:table-row>
        <table:table-row table:style-name="ro2">
          <table:table-cell table:formula="of:=[.A3]+1" office:value-type="float" office:value="1950" calcext:value-type="float">
            <text:p>1950</text:p>
          </table:table-cell>
          <table:table-cell office:value-type="float" office:value="58918" calcext:value-type="float">
            <text:p>58918</text:p>
          </table:table-cell>
          <table:table-cell office:value-type="float" office:value="39394" calcext:value-type="float">
            <text:p>39394</text:p>
          </table:table-cell>
          <table:table-cell office:value-type="float" office:value="15824" calcext:value-type="float">
            <text:p>15824</text:p>
          </table:table-cell>
        </table:table-row>
        <table:table-row table:style-name="ro2">
          <table:table-cell table:formula="of:=[.A4]+1" office:value-type="float" office:value="1951" calcext:value-type="float">
            <text:p>1951</text:p>
          </table:table-cell>
          <table:table-cell office:value-type="float" office:value="59961" calcext:value-type="float">
            <text:p>59961</text:p>
          </table:table-cell>
          <table:table-cell office:value-type="float" office:value="39626" calcext:value-type="float">
            <text:p>39626</text:p>
          </table:table-cell>
          <table:table-cell office:value-type="float" office:value="16570" calcext:value-type="float">
            <text:p>16570</text:p>
          </table:table-cell>
        </table:table-row>
        <table:table-row table:style-name="ro2">
          <table:table-cell table:formula="of:=[.A5]+1" office:value-type="float" office:value="1952" calcext:value-type="float">
            <text:p>1952</text:p>
          </table:table-cell>
          <table:table-cell office:value-type="float" office:value="60250" calcext:value-type="float">
            <text:p>60250</text:p>
          </table:table-cell>
          <table:table-cell office:value-type="float" office:value="39578" calcext:value-type="float">
            <text:p>39578</text:p>
          </table:table-cell>
          <table:table-cell office:value-type="float" office:value="16958" calcext:value-type="float">
            <text:p>16958</text:p>
          </table:table-cell>
        </table:table-row>
        <table:table-row table:style-name="ro2">
          <table:table-cell table:formula="of:=[.A6]+1" office:value-type="float" office:value="1953" calcext:value-type="float">
            <text:p>1953</text:p>
          </table:table-cell>
          <table:table-cell office:value-type="float" office:value="61179" calcext:value-type="float">
            <text:p>61179</text:p>
          </table:table-cell>
          <table:table-cell office:value-type="float" office:value="40296" calcext:value-type="float">
            <text:p>40296</text:p>
          </table:table-cell>
          <table:table-cell office:value-type="float" office:value="17164" calcext:value-type="float">
            <text:p>17164</text:p>
          </table:table-cell>
        </table:table-row>
        <table:table-row table:style-name="ro2">
          <table:table-cell table:formula="of:=[.A7]+1" office:value-type="float" office:value="1954" calcext:value-type="float">
            <text:p>1954</text:p>
          </table:table-cell>
          <table:table-cell office:value-type="float" office:value="60109" calcext:value-type="float">
            <text:p>60109</text:p>
          </table:table-cell>
          <table:table-cell office:value-type="float" office:value="39634" calcext:value-type="float">
            <text:p>39634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2">
          <table:table-cell table:formula="of:=[.A8]+1" office:value-type="float" office:value="1955" calcext:value-type="float">
            <text:p>1955</text:p>
          </table:table-cell>
          <table:table-cell office:value-type="float" office:value="62170" calcext:value-type="float">
            <text:p>62170</text:p>
          </table:table-cell>
          <table:table-cell office:value-type="float" office:value="40526" calcext:value-type="float">
            <text:p>40526</text:p>
          </table:table-cell>
          <table:table-cell office:value-type="float" office:value="18002" calcext:value-type="float">
            <text:p>18002</text:p>
          </table:table-cell>
        </table:table-row>
        <table:table-row table:style-name="ro2">
          <table:table-cell table:formula="of:=[.A9]+1" office:value-type="float" office:value="1956" calcext:value-type="float">
            <text:p>1956</text:p>
          </table:table-cell>
          <table:table-cell office:value-type="float" office:value="63799" calcext:value-type="float">
            <text:p>63799</text:p>
          </table:table-cell>
          <table:table-cell office:value-type="float" office:value="41216" calcext:value-type="float">
            <text:p>41216</text:p>
          </table:table-cell>
          <table:table-cell office:value-type="float" office:value="18767" calcext:value-type="float">
            <text:p>18767</text:p>
          </table:table-cell>
        </table:table-row>
        <table:table-row table:style-name="ro2">
          <table:table-cell table:formula="of:=[.A10]+1" office:value-type="float" office:value="1957" calcext:value-type="float">
            <text:p>1957</text:p>
          </table:table-cell>
          <table:table-cell office:value-type="float" office:value="64071" calcext:value-type="float">
            <text:p>64071</text:p>
          </table:table-cell>
          <table:table-cell office:value-type="float" office:value="41239" calcext:value-type="float">
            <text:p>41239</text:p>
          </table:table-cell>
          <table:table-cell office:value-type="float" office:value="19052" calcext:value-type="float">
            <text:p>19052</text:p>
          </table:table-cell>
        </table:table-row>
        <table:table-row table:style-name="ro2">
          <table:table-cell table:formula="of:=[.A11]+1" office:value-type="float" office:value="1958" calcext:value-type="float">
            <text:p>1958</text:p>
          </table:table-cell>
          <table:table-cell office:value-type="float" office:value="63036" calcext:value-type="float">
            <text:p>63036</text:p>
          </table:table-cell>
          <table:table-cell office:value-type="float" office:value="40411" calcext:value-type="float">
            <text:p>40411</text:p>
          </table:table-cell>
          <table:table-cell office:value-type="float" office:value="19043" calcext:value-type="float">
            <text:p>19043</text:p>
          </table:table-cell>
        </table:table-row>
        <table:table-row table:style-name="ro2">
          <table:table-cell table:formula="of:=[.A12]+1" office:value-type="float" office:value="1959" calcext:value-type="float">
            <text:p>1959</text:p>
          </table:table-cell>
          <table:table-cell office:value-type="float" office:value="64630" calcext:value-type="float">
            <text:p>64630</text:p>
          </table:table-cell>
          <table:table-cell office:value-type="float" office:value="41267" calcext:value-type="float">
            <text:p>41267</text:p>
          </table:table-cell>
          <table:table-cell office:value-type="float" office:value="19524" calcext:value-type="float">
            <text:p>19524</text:p>
          </table:table-cell>
        </table:table-row>
        <table:table-row table:style-name="ro2">
          <table:table-cell table:formula="of:=[.A13]+1" office:value-type="float" office:value="1960" calcext:value-type="float">
            <text:p>1960</text:p>
          </table:table-cell>
          <table:table-cell office:value-type="float" office:value="65778" calcext:value-type="float">
            <text:p>65778</text:p>
          </table:table-cell>
          <table:table-cell office:value-type="float" office:value="41543" calcext:value-type="float">
            <text:p>41543</text:p>
          </table:table-cell>
          <table:table-cell office:value-type="float" office:value="20105" calcext:value-type="float">
            <text:p>20105</text:p>
          </table:table-cell>
        </table:table-row>
        <table:table-row table:style-name="ro2">
          <table:table-cell table:formula="of:=[.A14]+1" office:value-type="float" office:value="1961" calcext:value-type="float">
            <text:p>1961</text:p>
          </table:table-cell>
          <table:table-cell office:value-type="float" office:value="65746" calcext:value-type="float">
            <text:p>65746</text:p>
          </table:table-cell>
          <table:table-cell office:value-type="float" office:value="41342" calcext:value-type="float">
            <text:p>41342</text:p>
          </table:table-cell>
          <table:table-cell office:value-type="float" office:value="20296" calcext:value-type="float">
            <text:p>20296</text:p>
          </table:table-cell>
        </table:table-row>
        <table:table-row table:style-name="ro2">
          <table:table-cell table:formula="of:=[.A15]+1" office:value-type="float" office:value="1962" calcext:value-type="float">
            <text:p>1962</text:p>
          </table:table-cell>
          <table:table-cell office:value-type="float" office:value="66702" calcext:value-type="float">
            <text:p>66702</text:p>
          </table:table-cell>
          <table:table-cell office:value-type="float" office:value="41815" calcext:value-type="float">
            <text:p>41815</text:p>
          </table:table-cell>
          <table:table-cell office:value-type="float" office:value="20693" calcext:value-type="float">
            <text:p>20693</text:p>
          </table:table-cell>
        </table:table-row>
        <table:table-row table:style-name="ro2">
          <table:table-cell table:formula="of:=[.A16]+1" office:value-type="float" office:value="1963" calcext:value-type="float">
            <text:p>1963</text:p>
          </table:table-cell>
          <table:table-cell office:value-type="float" office:value="67762" calcext:value-type="float">
            <text:p>67762</text:p>
          </table:table-cell>
          <table:table-cell office:value-type="float" office:value="42251" calcext:value-type="float">
            <text:p>42251</text:p>
          </table:table-cell>
          <table:table-cell office:value-type="float" office:value="21257" calcext:value-type="float">
            <text:p>21257</text:p>
          </table:table-cell>
        </table:table-row>
        <table:table-row table:style-name="ro2">
          <table:table-cell table:formula="of:=[.A17]+1" office:value-type="float" office:value="1964" calcext:value-type="float">
            <text:p>1964</text:p>
          </table:table-cell>
          <table:table-cell office:value-type="float" office:value="69305" calcext:value-type="float">
            <text:p>69305</text:p>
          </table:table-cell>
          <table:table-cell office:value-type="float" office:value="42886" calcext:value-type="float">
            <text:p>42886</text:p>
          </table:table-cell>
          <table:table-cell office:value-type="float" office:value="21903" calcext:value-type="float">
            <text:p>21903</text:p>
          </table:table-cell>
        </table:table-row>
        <table:table-row table:style-name="ro2">
          <table:table-cell table:formula="of:=[.A18]+1" office:value-type="float" office:value="1965" calcext:value-type="float">
            <text:p>1965</text:p>
          </table:table-cell>
          <table:table-cell office:value-type="float" office:value="71088" calcext:value-type="float">
            <text:p>71088</text:p>
          </table:table-cell>
          <table:table-cell office:value-type="float" office:value="43422" calcext:value-type="float">
            <text:p>43422</text:p>
          </table:table-cell>
          <table:table-cell office:value-type="float" office:value="22630" calcext:value-type="float">
            <text:p>22630</text:p>
          </table:table-cell>
        </table:table-row>
        <table:table-row table:style-name="ro2">
          <table:table-cell table:formula="of:=[.A19]+1" office:value-type="float" office:value="1966" calcext:value-type="float">
            <text:p>1966</text:p>
          </table:table-cell>
          <table:table-cell office:value-type="float" office:value="72895" calcext:value-type="float">
            <text:p>72895</text:p>
          </table:table-cell>
          <table:table-cell office:value-type="float" office:value="43668" calcext:value-type="float">
            <text:p>43668</text:p>
          </table:table-cell>
          <table:table-cell office:value-type="float" office:value="23510" calcext:value-type="float">
            <text:p>23510</text:p>
          </table:table-cell>
        </table:table-row>
        <table:table-row table:style-name="ro2">
          <table:table-cell table:formula="of:=[.A20]+1" office:value-type="float" office:value="1967" calcext:value-type="float">
            <text:p>1967</text:p>
          </table:table-cell>
          <table:table-cell office:value-type="float" office:value="74372" calcext:value-type="float">
            <text:p>74372</text:p>
          </table:table-cell>
          <table:table-cell office:value-type="float" office:value="44294" calcext:value-type="float">
            <text:p>44294</text:p>
          </table:table-cell>
          <table:table-cell office:value-type="float" office:value="24397" calcext:value-type="float">
            <text:p>24397</text:p>
          </table:table-cell>
        </table:table-row>
        <table:table-row table:style-name="ro2">
          <table:table-cell table:formula="of:=[.A21]+1" office:value-type="float" office:value="1968" calcext:value-type="float">
            <text:p>1968</text:p>
          </table:table-cell>
          <table:table-cell office:value-type="float" office:value="75920" calcext:value-type="float">
            <text:p>75920</text:p>
          </table:table-cell>
          <table:table-cell office:value-type="float" office:value="44859" calcext:value-type="float">
            <text:p>44859</text:p>
          </table:table-cell>
          <table:table-cell office:value-type="float" office:value="25281" calcext:value-type="float">
            <text:p>25281</text:p>
          </table:table-cell>
        </table:table-row>
        <table:table-row table:style-name="ro2">
          <table:table-cell table:formula="of:=[.A22]+1" office:value-type="float" office:value="1969" calcext:value-type="float">
            <text:p>1969</text:p>
          </table:table-cell>
          <table:table-cell office:value-type="float" office:value="77902" calcext:value-type="float">
            <text:p>77902</text:p>
          </table:table-cell>
          <table:table-cell office:value-type="float" office:value="45388" calcext:value-type="float">
            <text:p>45388</text:p>
          </table:table-cell>
          <table:table-cell office:value-type="float" office:value="26397" calcext:value-type="float">
            <text:p>26397</text:p>
          </table:table-cell>
        </table:table-row>
        <table:table-row table:style-name="ro2">
          <table:table-cell table:formula="of:=[.A23]+1" office:value-type="float" office:value="1970" calcext:value-type="float">
            <text:p>1970</text:p>
          </table:table-cell>
          <table:table-cell office:value-type="float" office:value="78678" calcext:value-type="float">
            <text:p>78678</text:p>
          </table:table-cell>
          <table:table-cell office:value-type="float" office:value="45581" calcext:value-type="float">
            <text:p>45581</text:p>
          </table:table-cell>
          <table:table-cell office:value-type="float" office:value="26952" calcext:value-type="float">
            <text:p>26952</text:p>
          </table:table-cell>
        </table:table-row>
        <table:table-row table:style-name="ro2">
          <table:table-cell table:formula="of:=[.A24]+1" office:value-type="float" office:value="1971" calcext:value-type="float">
            <text:p>1971</text:p>
          </table:table-cell>
          <table:table-cell office:value-type="float" office:value="79367" calcext:value-type="float">
            <text:p>79367</text:p>
          </table:table-cell>
          <table:table-cell office:value-type="float" office:value="45912" calcext:value-type="float">
            <text:p>45912</text:p>
          </table:table-cell>
          <table:table-cell office:value-type="float" office:value="27246" calcext:value-type="float">
            <text:p>27246</text:p>
          </table:table-cell>
        </table:table-row>
        <table:table-row table:style-name="ro2">
          <table:table-cell table:formula="of:=[.A25]+1" office:value-type="float" office:value="1972" calcext:value-type="float">
            <text:p>1972</text:p>
          </table:table-cell>
          <table:table-cell office:value-type="float" office:value="82153" calcext:value-type="float">
            <text:p>82153</text:p>
          </table:table-cell>
          <table:table-cell office:value-type="float" office:value="47130" calcext:value-type="float">
            <text:p>47130</text:p>
          </table:table-cell>
          <table:table-cell office:value-type="float" office:value="28276" calcext:value-type="float">
            <text:p>28276</text:p>
          </table:table-cell>
        </table:table-row>
        <table:table-row table:style-name="ro2">
          <table:table-cell table:formula="of:=[.A26]+1" office:value-type="float" office:value="1973" calcext:value-type="float">
            <text:p>1973</text:p>
          </table:table-cell>
          <table:table-cell office:value-type="float" office:value="85064" calcext:value-type="float">
            <text:p>85064</text:p>
          </table:table-cell>
          <table:table-cell office:value-type="float" office:value="48310" calcext:value-type="float">
            <text:p>48310</text:p>
          </table:table-cell>
          <table:table-cell office:value-type="float" office:value="29484" calcext:value-type="float">
            <text:p>29484</text:p>
          </table:table-cell>
        </table:table-row>
        <table:table-row table:style-name="ro2">
          <table:table-cell table:formula="of:=[.A27]+1" office:value-type="float" office:value="1974" calcext:value-type="float">
            <text:p>1974</text:p>
          </table:table-cell>
          <table:table-cell office:value-type="float" office:value="86794" calcext:value-type="float">
            <text:p>86794</text:p>
          </table:table-cell>
          <table:table-cell office:value-type="float" office:value="48922" calcext:value-type="float">
            <text:p>48922</text:p>
          </table:table-cell>
          <table:table-cell office:value-type="float" office:value="30424" calcext:value-type="float">
            <text:p>30424</text:p>
          </table:table-cell>
        </table:table-row>
        <table:table-row table:style-name="ro2">
          <table:table-cell table:formula="of:=[.A28]+1" office:value-type="float" office:value="1975" calcext:value-type="float">
            <text:p>1975</text:p>
          </table:table-cell>
          <table:table-cell office:value-type="float" office:value="85846" calcext:value-type="float">
            <text:p>85846</text:p>
          </table:table-cell>
          <table:table-cell office:value-type="float" office:value="48018" calcext:value-type="float">
            <text:p>48018</text:p>
          </table:table-cell>
          <table:table-cell office:value-type="float" office:value="30726" calcext:value-type="float">
            <text:p>30726</text:p>
          </table:table-cell>
        </table:table-row>
        <table:table-row table:style-name="ro2">
          <table:table-cell table:formula="of:=[.A29]+1" office:value-type="float" office:value="1976" calcext:value-type="float">
            <text:p>1976</text:p>
          </table:table-cell>
          <table:table-cell office:value-type="float" office:value="88752" calcext:value-type="float">
            <text:p>88752</text:p>
          </table:table-cell>
          <table:table-cell office:value-type="float" office:value="49190" calcext:value-type="float">
            <text:p>49190</text:p>
          </table:table-cell>
          <table:table-cell office:value-type="float" office:value="32226" calcext:value-type="float">
            <text:p>32226</text:p>
          </table:table-cell>
        </table:table-row>
        <table:table-row table:style-name="ro2">
          <table:table-cell table:formula="of:=[.A30]+1" office:value-type="float" office:value="1977" calcext:value-type="float">
            <text:p>1977</text:p>
          </table:table-cell>
          <table:table-cell office:value-type="float" office:value="92017" calcext:value-type="float">
            <text:p>92017</text:p>
          </table:table-cell>
          <table:table-cell office:value-type="float" office:value="50555" calcext:value-type="float">
            <text:p>50555</text:p>
          </table:table-cell>
          <table:table-cell office:value-type="float" office:value="33775" calcext:value-type="float">
            <text:p>33775</text:p>
          </table:table-cell>
        </table:table-row>
        <table:table-row table:style-name="ro2">
          <table:table-cell table:formula="of:=[.A31]+1" office:value-type="float" office:value="1978" calcext:value-type="float">
            <text:p>1978</text:p>
          </table:table-cell>
          <table:table-cell office:value-type="float" office:value="96048" calcext:value-type="float">
            <text:p>96048</text:p>
          </table:table-cell>
          <table:table-cell office:value-type="float" office:value="52143" calcext:value-type="float">
            <text:p>52143</text:p>
          </table:table-cell>
          <table:table-cell office:value-type="float" office:value="35836" calcext:value-type="float">
            <text:p>35836</text:p>
          </table:table-cell>
        </table:table-row>
        <table:table-row table:style-name="ro2">
          <table:table-cell table:formula="of:=[.A32]+1" office:value-type="float" office:value="1979" calcext:value-type="float">
            <text:p>1979</text:p>
          </table:table-cell>
          <table:table-cell office:value-type="float" office:value="98824" calcext:value-type="float">
            <text:p>98824</text:p>
          </table:table-cell>
          <table:table-cell office:value-type="float" office:value="53308" calcext:value-type="float">
            <text:p>53308</text:p>
          </table:table-cell>
          <table:table-cell office:value-type="float" office:value="37434" calcext:value-type="float">
            <text:p>37434</text:p>
          </table:table-cell>
        </table:table-row>
        <table:table-row table:style-name="ro2">
          <table:table-cell table:formula="of:=[.A33]+1" office:value-type="float" office:value="1980" calcext:value-type="float">
            <text:p>1980</text:p>
          </table:table-cell>
          <table:table-cell office:value-type="float" office:value="99303" calcext:value-type="float">
            <text:p>99303</text:p>
          </table:table-cell>
          <table:table-cell office:value-type="float" office:value="53101" calcext:value-type="float">
            <text:p>53101</text:p>
          </table:table-cell>
          <table:table-cell office:value-type="float" office:value="38492" calcext:value-type="float">
            <text:p>38492</text:p>
          </table:table-cell>
        </table:table-row>
        <table:table-row table:style-name="ro2">
          <table:table-cell table:formula="of:=[.A34]+1" office:value-type="float" office:value="1981" calcext:value-type="float">
            <text:p>1981</text:p>
          </table:table-cell>
          <table:table-cell office:value-type="float" office:value="100397" calcext:value-type="float">
            <text:p>100397</text:p>
          </table:table-cell>
          <table:table-cell office:value-type="float" office:value="53582" calcext:value-type="float">
            <text:p>53582</text:p>
          </table:table-cell>
          <table:table-cell office:value-type="float" office:value="39590" calcext:value-type="float">
            <text:p>39590</text:p>
          </table:table-cell>
        </table:table-row>
        <table:table-row table:style-name="ro2">
          <table:table-cell table:formula="of:=[.A35]+1" office:value-type="float" office:value="1982" calcext:value-type="float">
            <text:p>1982</text:p>
          </table:table-cell>
          <table:table-cell office:value-type="float" office:value="99526" calcext:value-type="float">
            <text:p>99526</text:p>
          </table:table-cell>
          <table:table-cell office:value-type="float" office:value="52891" calcext:value-type="float">
            <text:p>52891</text:p>
          </table:table-cell>
          <table:table-cell office:value-type="float" office:value="40086" calcext:value-type="float">
            <text:p>40086</text:p>
          </table:table-cell>
        </table:table-row>
        <table:table-row table:style-name="ro2">
          <table:table-cell table:formula="of:=[.A36]+1" office:value-type="float" office:value="1983" calcext:value-type="float">
            <text:p>1983</text:p>
          </table:table-cell>
          <table:table-cell office:value-type="float" office:value="100834" calcext:value-type="float">
            <text:p>100834</text:p>
          </table:table-cell>
          <table:table-cell office:value-type="float" office:value="53487" calcext:value-type="float">
            <text:p>53487</text:p>
          </table:table-cell>
          <table:table-cell office:value-type="float" office:value="41004" calcext:value-type="float">
            <text:p>41004</text:p>
          </table:table-cell>
        </table:table-row>
        <table:table-row table:style-name="ro2">
          <table:table-cell table:formula="of:=[.A37]+1" office:value-type="float" office:value="1984" calcext:value-type="float">
            <text:p>1984</text:p>
          </table:table-cell>
          <table:table-cell office:value-type="float" office:value="105005" calcext:value-type="float">
            <text:p>105005</text:p>
          </table:table-cell>
          <table:table-cell office:value-type="float" office:value="55769" calcext:value-type="float">
            <text:p>55769</text:p>
          </table:table-cell>
          <table:table-cell office:value-type="float" office:value="42793" calcext:value-type="float">
            <text:p>42793</text:p>
          </table:table-cell>
        </table:table-row>
        <table:table-row table:style-name="ro2">
          <table:table-cell table:formula="of:=[.A38]+1" office:value-type="float" office:value="1985" calcext:value-type="float">
            <text:p>1985</text:p>
          </table:table-cell>
          <table:table-cell office:value-type="float" office:value="107150" calcext:value-type="float">
            <text:p>107150</text:p>
          </table:table-cell>
          <table:table-cell office:value-type="float" office:value="56562" calcext:value-type="float">
            <text:p>56562</text:p>
          </table:table-cell>
          <table:table-cell office:value-type="float" office:value="44154" calcext:value-type="float">
            <text:p>44154</text:p>
          </table:table-cell>
        </table:table-row>
        <table:table-row table:style-name="ro2">
          <table:table-cell table:formula="of:=[.A39]+1" office:value-type="float" office:value="1986" calcext:value-type="float">
            <text:p>1986</text:p>
          </table:table-cell>
          <table:table-cell office:value-type="float" office:value="109597" calcext:value-type="float">
            <text:p>109597</text:p>
          </table:table-cell>
          <table:table-cell office:value-type="float" office:value="57569" calcext:value-type="float">
            <text:p>57569</text:p>
          </table:table-cell>
          <table:table-cell office:value-type="float" office:value="45556" calcext:value-type="float">
            <text:p>45556</text:p>
          </table:table-cell>
        </table:table-row>
        <table:table-row table:style-name="ro2">
          <table:table-cell table:formula="of:=[.A40]+1" office:value-type="float" office:value="1987" calcext:value-type="float">
            <text:p>1987</text:p>
          </table:table-cell>
          <table:table-cell office:value-type="float" office:value="112440" calcext:value-type="float">
            <text:p>112440</text:p>
          </table:table-cell>
          <table:table-cell office:value-type="float" office:value="58726" calcext:value-type="float">
            <text:p>58726</text:p>
          </table:table-cell>
          <table:table-cell office:value-type="float" office:value="47074" calcext:value-type="float">
            <text:p>47074</text:p>
          </table:table-cell>
        </table:table-row>
        <table:table-row table:style-name="ro2">
          <table:table-cell table:formula="of:=[.A41]+1" office:value-type="float" office:value="1988" calcext:value-type="float">
            <text:p>1988</text:p>
          </table:table-cell>
          <table:table-cell office:value-type="float" office:value="114968" calcext:value-type="float">
            <text:p>114968</text:p>
          </table:table-cell>
          <table:table-cell office:value-type="float" office:value="59781" calcext:value-type="float">
            <text:p>59781</text:p>
          </table:table-cell>
          <table:table-cell office:value-type="float" office:value="48383" calcext:value-type="float">
            <text:p>48383</text:p>
          </table:table-cell>
        </table:table-row>
        <table:table-row table:style-name="ro2">
          <table:table-cell table:formula="of:=[.A42]+1" office:value-type="float" office:value="1989" calcext:value-type="float">
            <text:p>1989</text:p>
          </table:table-cell>
          <table:table-cell office:value-type="float" office:value="117342" calcext:value-type="float">
            <text:p>117342</text:p>
          </table:table-cell>
          <table:table-cell office:value-type="float" office:value="60837" calcext:value-type="float">
            <text:p>60837</text:p>
          </table:table-cell>
          <table:table-cell office:value-type="float" office:value="49745" calcext:value-type="float">
            <text:p>49745</text:p>
          </table:table-cell>
        </table:table-row>
        <table:table-row table:style-name="ro2">
          <table:table-cell table:formula="of:=[.A43]+1" office:value-type="float" office:value="1990" calcext:value-type="float">
            <text:p>1990</text:p>
          </table:table-cell>
          <table:table-cell office:value-type="float" office:value="118793" calcext:value-type="float">
            <text:p>118793</text:p>
          </table:table-cell>
          <table:table-cell office:value-type="float" office:value="61678" calcext:value-type="float">
            <text:p>61678</text:p>
          </table:table-cell>
          <table:table-cell office:value-type="float" office:value="50535" calcext:value-type="float">
            <text:p>50535</text:p>
          </table:table-cell>
        </table:table-row>
        <table:table-row table:style-name="ro2">
          <table:table-cell table:formula="of:=[.A44]+1" office:value-type="float" office:value="1991" calcext:value-type="float">
            <text:p>1991</text:p>
          </table:table-cell>
          <table:table-cell office:value-type="float" office:value="117718" calcext:value-type="float">
            <text:p>117718</text:p>
          </table:table-cell>
          <table:table-cell office:value-type="float" office:value="61178" calcext:value-type="float">
            <text:p>61178</text:p>
          </table:table-cell>
          <table:table-cell office:value-type="float" office:value="50634" calcext:value-type="float">
            <text:p>50634</text:p>
          </table:table-cell>
        </table:table-row>
        <table:table-row table:style-name="ro2">
          <table:table-cell table:formula="of:=[.A45]+1" office:value-type="float" office:value="1992" calcext:value-type="float">
            <text:p>1992</text:p>
          </table:table-cell>
          <table:table-cell office:value-type="float" office:value="118492" calcext:value-type="float">
            <text:p>118492</text:p>
          </table:table-cell>
          <table:table-cell office:value-type="float" office:value="61496" calcext:value-type="float">
            <text:p>61496</text:p>
          </table:table-cell>
          <table:table-cell office:value-type="float" office:value="51328" calcext:value-type="float">
            <text:p>51328</text:p>
          </table:table-cell>
        </table:table-row>
        <table:table-row table:style-name="ro2">
          <table:table-cell table:formula="of:=[.A46]+1" office:value-type="float" office:value="1993" calcext:value-type="float">
            <text:p>1993</text:p>
          </table:table-cell>
          <table:table-cell office:value-type="float" office:value="120259" calcext:value-type="float">
            <text:p>120259</text:p>
          </table:table-cell>
          <table:table-cell office:value-type="float" office:value="62355" calcext:value-type="float">
            <text:p>62355</text:p>
          </table:table-cell>
          <table:table-cell office:value-type="float" office:value="52099" calcext:value-type="float">
            <text:p>52099</text:p>
          </table:table-cell>
        </table:table-row>
        <table:table-row table:style-name="ro2">
          <table:table-cell table:formula="of:=[.A47]+1" office:value-type="float" office:value="1994" calcext:value-type="float">
            <text:p>1994</text:p>
          </table:table-cell>
          <table:table-cell office:value-type="float" office:value="123060" calcext:value-type="float">
            <text:p>123060</text:p>
          </table:table-cell>
          <table:table-cell office:value-type="float" office:value="63294" calcext:value-type="float">
            <text:p>63294</text:p>
          </table:table-cell>
          <table:table-cell office:value-type="float" office:value="53606" calcext:value-type="float">
            <text:p>53606</text:p>
          </table:table-cell>
        </table:table-row>
        <table:table-row table:style-name="ro2">
          <table:table-cell table:formula="of:=[.A48]+1" office:value-type="float" office:value="1995" calcext:value-type="float">
            <text:p>1995</text:p>
          </table:table-cell>
          <table:table-cell office:value-type="float" office:value="124900" calcext:value-type="float">
            <text:p>124900</text:p>
          </table:table-cell>
          <table:table-cell office:value-type="float" office:value="64085" calcext:value-type="float">
            <text:p>64085</text:p>
          </table:table-cell>
          <table:table-cell office:value-type="float" office:value="54396" calcext:value-type="float">
            <text:p>54396</text:p>
          </table:table-cell>
        </table:table-row>
        <table:table-row table:style-name="ro2">
          <table:table-cell table:formula="of:=[.A49]+1" office:value-type="float" office:value="1996" calcext:value-type="float">
            <text:p>1996</text:p>
          </table:table-cell>
          <table:table-cell office:value-type="float" office:value="126708" calcext:value-type="float">
            <text:p>126708</text:p>
          </table:table-cell>
          <table:table-cell office:value-type="float" office:value="64897" calcext:value-type="float">
            <text:p>64897</text:p>
          </table:table-cell>
          <table:table-cell office:value-type="float" office:value="55311" calcext:value-type="float">
            <text:p>55311</text:p>
          </table:table-cell>
        </table:table-row>
        <table:table-row table:style-name="ro1">
          <table:table-cell table:formula="of:=[.A50]+1" office:value-type="float" office:value="1997" calcext:value-type="float">
            <text:p>1997</text:p>
          </table:table-cell>
          <table:table-cell table:style-name="Default" office:value-type="float" office:value="129558" calcext:value-type="float">
            <text:p>129558</text:p>
          </table:table-cell>
          <table:table-cell table:style-name="Default" office:value-type="float" office:value="66284" calcext:value-type="float">
            <text:p>66284</text:p>
          </table:table-cell>
          <table:table-cell table:style-name="Default" office:value-type="float" office:value="56613" calcext:value-type="float">
            <text:p>56613</text:p>
          </table:table-cell>
        </table:table-row>
        <table:table-row table:style-name="ro1">
          <table:table-cell table:formula="of:=[.A51]+1" office:value-type="float" office:value="1998" calcext:value-type="float">
            <text:p>1998</text:p>
          </table:table-cell>
          <table:table-cell table:style-name="Default" office:value-type="float" office:value="131463" calcext:value-type="float">
            <text:p>131463</text:p>
          </table:table-cell>
          <table:table-cell table:style-name="Default" office:value-type="float" office:value="67135" calcext:value-type="float">
            <text:p>67135</text:p>
          </table:table-cell>
          <table:table-cell table:style-name="Default" office:value-type="float" office:value="57278" calcext:value-type="float">
            <text:p>57278</text:p>
          </table:table-cell>
        </table:table-row>
        <table:table-row table:style-name="ro1">
          <table:table-cell table:formula="of:=[.A52]+1" office:value-type="float" office:value="1999" calcext:value-type="float">
            <text:p>1999</text:p>
          </table:table-cell>
          <table:table-cell table:style-name="Default" office:value-type="float" office:value="133488" calcext:value-type="float">
            <text:p>133488</text:p>
          </table:table-cell>
          <table:table-cell table:style-name="Default" office:value-type="float" office:value="67761" calcext:value-type="float">
            <text:p>67761</text:p>
          </table:table-cell>
          <table:table-cell table:style-name="Default" office:value-type="float" office:value="58555" calcext:value-type="float">
            <text:p>58555</text:p>
          </table:table-cell>
        </table:table-row>
        <table:table-row table:style-name="ro1">
          <table:table-cell table:formula="of:=[.A53]+1" office:value-type="float" office:value="2000" calcext:value-type="float">
            <text:p>2000</text:p>
          </table:table-cell>
          <table:table-cell table:style-name="Default" office:value-type="float" office:value="136891" calcext:value-type="float">
            <text:p>136891</text:p>
          </table:table-cell>
          <table:table-cell table:style-name="Default" office:value-type="float" office:value="69634" calcext:value-type="float">
            <text:p>69634</text:p>
          </table:table-cell>
          <table:table-cell table:style-name="Default" office:value-type="float" office:value="60067" calcext:value-type="float">
            <text:p>60067</text:p>
          </table:table-cell>
        </table:table-row>
        <table:table-row table:style-name="ro1">
          <table:table-cell table:formula="of:=[.A54]+1" office:value-type="float" office:value="2001" calcext:value-type="float">
            <text:p>2001</text:p>
          </table:table-cell>
          <table:table-cell table:style-name="Default" office:value-type="float" office:value="136933" calcext:value-type="float">
            <text:p>136933</text:p>
          </table:table-cell>
          <table:table-cell table:style-name="Default" office:value-type="float" office:value="69776" calcext:value-type="float">
            <text:p>69776</text:p>
          </table:table-cell>
          <table:table-cell table:style-name="Default" office:value-type="float" office:value="60417" calcext:value-type="float">
            <text:p>60417</text:p>
          </table:table-cell>
        </table:table-row>
        <table:table-row table:style-name="ro1">
          <table:table-cell table:formula="of:=[.A55]+1" office:value-type="float" office:value="2002" calcext:value-type="float">
            <text:p>2002</text:p>
          </table:table-cell>
          <table:table-cell table:style-name="Default" office:value-type="float" office:value="136485" calcext:value-type="float">
            <text:p>136485</text:p>
          </table:table-cell>
          <table:table-cell table:style-name="Default" office:value-type="float" office:value="69734" calcext:value-type="float">
            <text:p>69734</text:p>
          </table:table-cell>
          <table:table-cell table:style-name="Default" office:value-type="float" office:value="60420" calcext:value-type="float">
            <text:p>60420</text:p>
          </table:table-cell>
        </table:table-row>
        <table:table-row table:style-name="ro1">
          <table:table-cell table:formula="of:=[.A56]+1" office:value-type="float" office:value="2003" calcext:value-type="float">
            <text:p>2003</text:p>
          </table:table-cell>
          <table:table-cell table:style-name="Default" office:value-type="float" office:value="137736" calcext:value-type="float">
            <text:p>137736</text:p>
          </table:table-cell>
          <table:table-cell table:style-name="Default" office:value-type="float" office:value="70415" calcext:value-type="float">
            <text:p>70415</text:p>
          </table:table-cell>
          <table:table-cell table:style-name="Default" office:value-type="float" office:value="61402" calcext:value-type="float">
            <text:p>61402</text:p>
          </table:table-cell>
        </table:table-row>
        <table:table-row table:style-name="ro1">
          <table:table-cell table:formula="of:=[.A57]+1" office:value-type="float" office:value="2004" calcext:value-type="float">
            <text:p>2004</text:p>
          </table:table-cell>
          <table:table-cell table:style-name="Default" office:value-type="float" office:value="139252" calcext:value-type="float">
            <text:p>139252</text:p>
          </table:table-cell>
          <table:table-cell table:style-name="Default" office:value-type="float" office:value="71572" calcext:value-type="float">
            <text:p>71572</text:p>
          </table:table-cell>
          <table:table-cell table:style-name="Default" office:value-type="float" office:value="61773" calcext:value-type="float">
            <text:p>61773</text:p>
          </table:table-cell>
        </table:table-row>
        <table:table-row table:style-name="ro1">
          <table:table-cell table:formula="of:=[.A58]+1" office:value-type="float" office:value="2005" calcext:value-type="float">
            <text:p>2005</text:p>
          </table:table-cell>
          <table:table-cell table:style-name="Default" office:value-type="float" office:value="141730" calcext:value-type="float">
            <text:p>141730</text:p>
          </table:table-cell>
          <table:table-cell table:style-name="Default" office:value-type="float" office:value="73050" calcext:value-type="float">
            <text:p>73050</text:p>
          </table:table-cell>
          <table:table-cell table:style-name="Default" office:value-type="float" office:value="62702" calcext:value-type="float">
            <text:p>62702</text:p>
          </table:table-cell>
        </table:table-row>
        <table:table-row table:style-name="ro1">
          <table:table-cell table:formula="of:=[.A59]+1" office:value-type="float" office:value="2006" calcext:value-type="float">
            <text:p>2006</text:p>
          </table:table-cell>
          <table:table-cell table:style-name="Default" office:value-type="float" office:value="144427" calcext:value-type="float">
            <text:p>144427</text:p>
          </table:table-cell>
          <table:table-cell table:style-name="Default" office:value-type="float" office:value="74431" calcext:value-type="float">
            <text:p>74431</text:p>
          </table:table-cell>
          <table:table-cell table:style-name="Default" office:value-type="float" office:value="63834" calcext:value-type="float">
            <text:p>63834</text:p>
          </table:table-cell>
        </table:table-row>
        <table:table-row table:style-name="ro1">
          <table:table-cell table:formula="of:=[.A60]+1" office:value-type="float" office:value="2007" calcext:value-type="float">
            <text:p>2007</text:p>
          </table:table-cell>
          <table:table-cell table:style-name="Default" office:value-type="float" office:value="146047" calcext:value-type="float">
            <text:p>146047</text:p>
          </table:table-cell>
          <table:table-cell table:style-name="Default" office:value-type="float" office:value="75337" calcext:value-type="float">
            <text:p>75337</text:p>
          </table:table-cell>
          <table:table-cell table:style-name="Default" office:value-type="float" office:value="64799" calcext:value-type="float">
            <text:p>64799</text:p>
          </table:table-cell>
        </table:table-row>
        <table:table-row table:style-name="ro1">
          <table:table-cell table:formula="of:=[.A61]+1" office:value-type="float" office:value="2008" calcext:value-type="float">
            <text:p>2008</text:p>
          </table:table-cell>
          <table:table-cell table:style-name="Default" office:value-type="float" office:value="145362" calcext:value-type="float">
            <text:p>145362</text:p>
          </table:table-cell>
          <table:table-cell table:style-name="Default" office:value-type="float" office:value="74750" calcext:value-type="float">
            <text:p>74750</text:p>
          </table:table-cell>
          <table:table-cell table:style-name="Default" office:value-type="float" office:value="65039" calcext:value-type="float">
            <text:p>65039</text:p>
          </table:table-cell>
        </table:table-row>
        <table:table-row table:style-name="ro1">
          <table:table-cell table:formula="of:=[.A62]+1" office:value-type="float" office:value="2009" calcext:value-type="float">
            <text:p>2009</text:p>
          </table:table-cell>
          <table:table-cell table:style-name="Default" office:value-type="float" office:value="139877" calcext:value-type="float">
            <text:p>139877</text:p>
          </table:table-cell>
          <table:table-cell table:style-name="Default" office:value-type="float" office:value="71341" calcext:value-type="float">
            <text:p>71341</text:p>
          </table:table-cell>
          <table:table-cell table:style-name="Default" office:value-type="float" office:value="63699" calcext:value-type="float">
            <text:p>63699</text:p>
          </table:table-cell>
        </table:table-row>
        <table:table-row table:style-name="ro1">
          <table:table-cell table:formula="of:=[.A63]+1" office:value-type="float" office:value="2010" calcext:value-type="float">
            <text:p>2010</text:p>
          </table:table-cell>
          <table:table-cell table:style-name="Default" office:value-type="float" office:value="139064" calcext:value-type="float">
            <text:p>139064</text:p>
          </table:table-cell>
          <table:table-cell table:style-name="Default" office:value-type="float" office:value="71230" calcext:value-type="float">
            <text:p>71230</text:p>
          </table:table-cell>
          <table:table-cell table:style-name="Default" office:value-type="float" office:value="63456" calcext:value-type="float">
            <text:p>63456</text:p>
          </table:table-cell>
        </table:table-row>
        <table:table-row table:style-name="ro1">
          <table:table-cell table:formula="of:=[.A64]+1" office:value-type="float" office:value="2011" calcext:value-type="float">
            <text:p>2011</text:p>
          </table:table-cell>
          <table:table-cell table:style-name="Default" office:value-type="float" office:value="139869" calcext:value-type="float">
            <text:p>139869</text:p>
          </table:table-cell>
          <table:table-cell table:style-name="Default" office:value-type="float" office:value="72182" calcext:value-type="float">
            <text:p>72182</text:p>
          </table:table-cell>
          <table:table-cell table:style-name="Default" office:value-type="float" office:value="63360" calcext:value-type="float">
            <text:p>63360</text:p>
          </table:table-cell>
        </table:table-row>
        <table:table-row table:style-name="ro1">
          <table:table-cell table:formula="of:=[.A65]+1" office:value-type="float" office:value="2012" calcext:value-type="float">
            <text:p>2012</text:p>
          </table:table-cell>
          <table:table-cell table:style-name="Default" office:value-type="float" office:value="142469" calcext:value-type="float">
            <text:p>142469</text:p>
          </table:table-cell>
          <table:table-cell table:style-name="Default" office:value-type="float" office:value="73403" calcext:value-type="float">
            <text:p>73403</text:p>
          </table:table-cell>
          <table:table-cell table:style-name="Default" office:value-type="float" office:value="64640" calcext:value-type="float">
            <text:p>64640</text:p>
          </table:table-cell>
        </table:table-row>
        <table:table-row table:style-name="ro1">
          <table:table-cell table:formula="of:=[.A66]+1" office:value-type="float" office:value="2013" calcext:value-type="float">
            <text:p>2013</text:p>
          </table:table-cell>
          <table:table-cell table:style-name="Default" office:value-type="float" office:value="143929" calcext:value-type="float">
            <text:p>143929</text:p>
          </table:table-cell>
          <table:table-cell table:style-name="Default" office:value-type="float" office:value="74176" calcext:value-type="float">
            <text:p>74176</text:p>
          </table:table-cell>
          <table:table-cell table:style-name="Default" office:value-type="float" office:value="65295" calcext:value-type="float">
            <text:p>65295</text:p>
          </table:table-cell>
        </table:table-row>
        <table:table-row table:style-name="ro1">
          <table:table-cell table:formula="of:=[.A67]+1" office:value-type="float" office:value="2014" calcext:value-type="float">
            <text:p>2014</text:p>
          </table:table-cell>
          <table:table-cell table:style-name="Default" office:value-type="float" office:value="146305" calcext:value-type="float">
            <text:p>146305</text:p>
          </table:table-cell>
          <table:table-cell table:style-name="Default" office:value-type="float" office:value="75471" calcext:value-type="float">
            <text:p>75471</text:p>
          </table:table-cell>
          <table:table-cell table:style-name="Default" office:value-type="float" office:value="66287" calcext:value-type="float">
            <text:p>66287</text:p>
          </table:table-cell>
        </table:table-row>
        <table:table-row table:style-name="ro1">
          <table:table-cell table:formula="of:=[.A68]+1" office:value-type="float" office:value="2015" calcext:value-type="float">
            <text:p>2015</text:p>
          </table:table-cell>
          <table:table-cell table:style-name="Default" office:value-type="float" office:value="148834" calcext:value-type="float">
            <text:p>148834</text:p>
          </table:table-cell>
          <table:table-cell table:style-name="Default" office:value-type="float" office:value="76776" calcext:value-type="float">
            <text:p>76776</text:p>
          </table:table-cell>
          <table:table-cell table:style-name="Default" office:value-type="float" office:value="67323" calcext:value-type="float">
            <text:p>67323</text:p>
          </table:table-cell>
        </table:table-row>
        <table:table-row table:style-name="ro1">
          <table:table-cell table:formula="of:=[.A69]+1" office:value-type="float" office:value="2016" calcext:value-type="float">
            <text:p>2016</text:p>
          </table:table-cell>
          <table:table-cell table:style-name="Default" office:value-type="float" office:value="151436" calcext:value-type="float">
            <text:p>151436</text:p>
          </table:table-cell>
          <table:table-cell table:style-name="Default" office:value-type="float" office:value="78084" calcext:value-type="float">
            <text:p>78084</text:p>
          </table:table-cell>
          <table:table-cell table:style-name="Default" office:value-type="float" office:value="68387" calcext:value-type="float">
            <text:p>68387</text:p>
          </table:table-cell>
        </table:table-row>
        <table:table-row table:style-name="ro1">
          <table:table-cell table:formula="of:=[.A70]+1" office:value-type="float" office:value="2017" calcext:value-type="float">
            <text:p>2017</text:p>
          </table:table-cell>
          <table:table-cell table:style-name="Default" office:value-type="float" office:value="153337" calcext:value-type="float">
            <text:p>153337</text:p>
          </table:table-cell>
          <table:table-cell table:style-name="Default" office:value-type="float" office:value="78919" calcext:value-type="float">
            <text:p>78919</text:p>
          </table:table-cell>
          <table:table-cell table:style-name="Default" office:value-type="float" office:value="69344" calcext:value-type="float">
            <text:p>69344</text:p>
          </table:table-cell>
        </table:table-row>
        <table:table-row table:style-name="ro1">
          <table:table-cell table:formula="of:=[.A71]+1" office:value-type="float" office:value="2018" calcext:value-type="float">
            <text:p>2018</text:p>
          </table:table-cell>
          <table:table-cell table:style-name="Default" office:value-type="float" office:value="155761" calcext:value-type="float">
            <text:p>155761</text:p>
          </table:table-cell>
          <table:table-cell table:style-name="Default" office:value-type="float" office:value="80211" calcext:value-type="float">
            <text:p>80211</text:p>
          </table:table-cell>
          <table:table-cell table:style-name="Default" office:value-type="float" office:value="70424" calcext:value-type="float">
            <text:p>70424</text:p>
          </table:table-cell>
        </table:table-row>
        <table:table-row table:style-name="ro1">
          <table:table-cell table:formula="of:=[.A72]+1" office:value-type="float" office:value="2019" calcext:value-type="float">
            <text:p>2019</text:p>
          </table:table-cell>
          <table:table-cell table:style-name="Default" office:value-type="float" office:value="157538" calcext:value-type="float">
            <text:p>157538</text:p>
          </table:table-cell>
          <table:table-cell table:style-name="Default" office:value-type="float" office:value="80917" calcext:value-type="float">
            <text:p>80917</text:p>
          </table:table-cell>
          <table:table-cell table:style-name="Default" office:value-type="float" office:value="71470" calcext:value-type="float">
            <text:p>714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ews Gothic Condensed" svg:font-family="'News Gothic Condense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0" loext:min-decimal-places="0" number:min-integer-digits="5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23:45:51.825668273</meta:creation-date>
    <dc:date>2021-03-13T00:00:01.014905294</dc:date>
    <meta:editing-duration>PT14M9S</meta:editing-duration>
    <meta:editing-cycles>1</meta:editing-cycles>
    <meta:document-statistic meta:table-count="1" meta:cell-count="292" meta:object-count="0"/>
    <meta:generator>LibreOffice/6.4.6.2$Linux_X86_64 LibreOffice_project/40$Build-2</meta:generator>
  </office:meta>
</office:document-meta>
</file>